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font-face-decls>
    <style:font-face style:font-family-generic="swiss" style:font-pitch="variable" style:name="Calibri" svg:font-family="Calibri" svg:panose-1="2 15 5 2 2 2 4 3 2 4"/>
    <style:font-face style:font-family-generic="roman" style:font-pitch="variable" style:name="Times New Roman" svg:font-family="Times New Roman" svg:panose-1="2 2 6 3 5 4 5 2 3 4"/>
    <style:font-face style:font-family-generic="roman" style:font-pitch="variable" style:name="Cambria" svg:font-family="Cambria" svg:panose-1="2 4 5 3 5 4 6 3 2 4"/>
  </office:font-face-decls>
  <office:automatic-styles>
    <style:style style:family="paragraph" style:name="a105a08" style:parent-style-name="Standard">
      <style:paragraph-properties fo:line-height="100%" fo:margin-bottom="0.0mm"/>
    </style:style>
    <style:style style:family="paragraph" style:name="a1012d6" style:parent-style-name="Standard">
      <style:paragraph-properties fo:line-height="100%" fo:margin-bottom="0.0mm"/>
    </style:style>
    <style:style style:family="paragraph" style:name="aeca5a0" style:parent-style-name="Standard">
      <style:paragraph-properties fo:line-height="100%" fo:margin-bottom="0.0mm"/>
    </style:style>
    <style:style style:family="table-column" style:name="TableColumn2">
      <style:table-column-properties style:column-width="6.3972in"/>
    </style:style>
    <style:style style:family="table" style:master-page-name="MP0" style:name="Table1">
      <style:table-properties fo:margin-left="0in" style:width="6.3972in" table:align="left"/>
    </style:style>
    <style:style style:family="table-row" style:name="TableRow3">
      <style:table-row-properties/>
    </style:style>
    <style:style style:family="table-cell" style:name="TableCell4">
      <style:table-cell-properties fo:border="0.0069in solid #000000" fo:padding-bottom="0in" fo:padding-left="0.075in" fo:padding-right="0.075in" fo:padding-top="0in"/>
    </style:style>
    <style:style style:family="paragraph" style:name="P5" style:parent-style-name="Standard">
      <style:paragraph-properties fo:break-before="page" fo:line-height="100%" fo:margin-bottom="0in"/>
    </style:style>
    <style:style style:family="table-column" style:name="a5caec3">
      <style:table-column-properties style:column-width="81.25mm"/>
    </style:style>
    <style:style style:family="table" style:master-page-name="MP0" style:name="af929dc">
      <style:table-properties fo:margin-left="0in" style:rel-width="100%" style:width="6.3972in" table:align="left"/>
    </style:style>
    <style:style style:family="table-column" style:name="a5784ba">
      <style:table-column-properties style:column-width="81.25mm"/>
    </style:style>
    <style:style style:family="table" style:master-page-name="MP0" style:name="aca33ca">
      <style:table-properties fo:margin-left="0in" style:rel-width="100%" style:width="6.3972in" table:align="left"/>
    </style:style>
  </office:automatic-styles>
  <office:body>
    <office:text text:use-soft-page-breaks="true">
      <table:table table:style-name="aca33ca">
        <table:table-columns>
          <table:table-column table:number-columns-repeated="1" table:style-name="a5784ba"/>
        </table:table-columns>
        <table:table-row table:style-name="TableRow3">
          <table:table-cell table:style-name="TableCell4"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font-face-decls>
    <style:font-face style:font-family-generic="swiss" style:font-pitch="variable" style:name="Calibri" svg:font-family="Calibri" svg:panose-1="2 15 5 2 2 2 4 3 2 4"/>
    <style:font-face style:font-family-generic="roman" style:font-pitch="variable" style:name="Times New Roman" svg:font-family="Times New Roman" svg:panose-1="2 2 6 3 5 4 5 2 3 4"/>
    <style:font-face style:font-family-generic="roman" style:font-pitch="variable" style:name="Cambria" svg:font-family="Cambria" svg:panose-1="2 4 5 3 5 4 6 3 2 4"/>
  </office:font-face-decls>
  <office:styles>
    <style:default-style style:family="table">
      <style:table-properties fo:margin-left="0in" style:writing-mode="lr-tb" table:align="left"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fo:keep-together="auto" style:min-row-height="0in" style:use-optimal-row-height="true"/>
    </style:default-style>
    <style:default-style style:family="table-cell">
      <style:table-cell-properties fo:background-color="transparent" fo:wrap-option="wrap" style:glyph-orientation-vertical="auto" style:vertical-align="top"/>
    </style:default-style>
    <style:default-style style:family="paragraph">
      <style:paragraph-properties fo:background-color="transparent" fo:border="none" fo:break-before="auto" fo:keep-together="auto" fo:keep-with-next="auto" fo:line-height="115%" fo:margin-bottom="0.1388in" fo:orphans="2" fo:padding="0in" fo:text-align="start" fo:widows="2" style:line-break="strict" style:punctuation-wrap="hanging" style:shadow="none" style:snap-to-layout-grid="true" style:tab-stop-distance="0.4916in" style:text-autospace="ideograph-alpha" style:writing-mode="lr-tb" text:number-lines="true"/>
      <style:text-properties fo:background-color="transparent" fo:country="DE" fo:font-size="11pt" fo:font-style="normal" fo:font-variant="normal" fo:font-weight="normal" fo:hyphenate="true" fo:language="de" fo:letter-spacing="normal" fo:text-transform="none" style:country-asian="US" style:country-complex="SA" style:font-name="Calibri" style:font-name-asian="Calibri" style:font-name-complex="Times New Roman" style:font-relief="none" style:font-size-asian="11pt" style:font-size-complex="11pt" style:font-style-asian="normal" style:font-style-complex="normal" style:font-weight-asian="normal" style:font-weight-complex="normal" style:language-asian="en" style:language-complex="ar" style:letter-kerning="false" style:text-combine="none" style:text-emphasize="none" style:text-line-through-type="none" style:text-outline="false" style:text-position="0% 100%" style:text-scale="100%" style:text-underline-color="font-color" style:text-underline-type="none" style:use-window-font-color="true"/>
    </style:default-style>
    <style:style style:display-name="Standard" style:family="paragraph" style:name="Standard">
      <style:text-properties fo:hyphenate="false"/>
    </style:style>
    <style:style style:display-name="Absatz-Standardschriftart" style:family="text" style:name="Absatz-Standardschriftart"/>
    <text:notes-configuration style:num-format="1" text:footnotes-position="page" text:note-class="footnote" text:start-numbering-at="document" text:start-value="0"/>
    <text:notes-configuration style:num-format="i" text:footnotes-position="document" text:note-class="endnote" text:start-numbering-at="document" text:start-value="0"/>
    <style:default-style style:family="graphic">
      <style:graphic-properties draw:fill="solid" draw:fill-color="#4f81bd" draw:opacity="100%" draw:stroke="solid" svg:stroke-color="#385d8a" svg:stroke-opacity="100%" svg:stroke-width="0.02778in"/>
    </style:default-style>
  </office:styles>
  <office:automatic-styles>
    <style:page-layout style:name="PL0">
      <style:page-layout-properties fo:margin-bottom="0.7875in" fo:margin-left="0.984in" fo:margin-right="0.984in" fo:margin-top="0.984in" fo:page-height="11.693in" fo:page-width="8.268in" style:num-format="1" style:print-orientation="portrait" style:writing-mode="lr-tb">
        <style:footnote-sep style:adjustment="left" style:color="#000000" style:line-style="solid" style:rel-width="33%" style:width="0.007in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1">
  <office:meta>
    <meta:generator>StarOffice/8$Win32 OpenOffice.org_project/680m18$Build-9161</meta:generator>
    <meta:initial-creator>Martin Hollmichel</meta:initial-creator>
    <dc:creator>Martin Hollmichel</dc:creator>
    <meta:creation-date>2014-03-19T06:10:00Z</meta:creation-date>
    <dc:date>2018-04-06T23:27:18</dc:date>
    <meta:template xlink:href="Normal" xlink:type="simple"/>
    <meta:editing-cycles>3</meta:editing-cycles>
    <meta:editing-duration>PT0.046S</meta:editing-duration>
    <meta:document-statistic meta:character-count="2" meta:non-whitespace-character-count="2" meta:page-count="1" meta:paragraph-count="1" meta:row-count="1" meta:word-count="0"/>
  </office:meta>
</office:document-meta>
</file>